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a4d11" officeooo:paragraph-rsid="000a4d11"/>
    </style:style>
    <style:style style:name="P2" style:family="paragraph" style:parent-style-name="Preformatted_20_Text">
      <style:text-properties officeooo:rsid="000a4d11" officeooo:paragraph-rsid="000c2d95"/>
    </style:style>
    <style:style style:name="P3" style:family="paragraph" style:parent-style-name="Preformatted_20_Text">
      <style:text-properties officeooo:rsid="000a4d11" officeooo:paragraph-rsid="000c7623"/>
    </style:style>
    <style:style style:name="T1" style:family="text">
      <style:text-properties officeooo:rsid="000c2d95"/>
    </style:style>
    <style:style style:name="T2" style:family="text">
      <style:text-properties officeooo:rsid="000c7623"/>
    </style:style>
    <style:style style:name="T3" style:family="text">
      <style:text-properties officeooo:rsid="000f14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2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1"/>
      <text:p text:style-name="P1">FLAC-compressed wave file (44.1 kHz, 16 bit)</text:p>
      <text:p text:style-name="P1">============================================</text:p>
      <text:p text:style-name="P1">Please verify correctness of meter ballistics programmatically.</text:p>
      <text:p text:style-name="P1"/>
      <text:p text:style-name="P1">00:00.000 - 00:02.000 <text:s/>silence</text:p>
      <text:p text:style-name="P1">00:02.000 - 00:12.000 <text:s/>sine wave (2 kHz, 0.0 dB FS <text:span text:style-name="T1">peak</text:span>)</text:p>
      <text:p text:style-name="P1">00:12.000 - 00:12.600 <text:s/>silence</text:p>
      <text:p text:style-name="P1"/>
      <text:p text:style-name="P1">00:12.600 <text:s text:c="13"/>[check fall time of average meters]</text:p>
      <text:p text:style-name="P1"/>
      <text:p text:style-name="P2">00:12.600 - 00:14.600 <text:s/>sine wave (2 kHz, 0.0 dB FS <text:span text:style-name="T1">peak</text:span>)</text:p>
      <text:p text:style-name="P1">00:14.600 - 00:24.600 <text:s/>silence</text:p>
      <text:p text:style-name="P2">00:24.600 - 00:25.200 <text:s/>sine wave (2 kHz, 0.0 dB FS <text:span text:style-name="T1">peak</text:span>)</text:p>
      <text:p text:style-name="P1"/>
      <text:p text:style-name="P1">00:25.200 <text:s text:c="13"/>[check rise time of average meters]</text:p>
      <text:p text:style-name="P1"/>
      <text:p text:style-name="P1">00:25.200 - 00:27.200 <text:s/>silence</text:p>
      <text:p text:style-name="P2">00:27.200 - 00:37.200 <text:s/>sine wave (2 kHz, 0.0 dB FS <text:span text:style-name="T1">peak</text:span>)</text:p>
      <text:p text:style-name="P1">00:37.200 - 00:40.200 <text:s/>silence</text:p>
      <text:p text:style-name="P1"/>
      <text:p text:style-name="P1">00:40.200 <text:s text:c="13"/>[check fall/rise time of peak meters]</text:p>
      <text:p text:style-name="P1"/>
      <text:p text:style-name="P2">00:40.200 - 00:42.200 <text:s/>sine wave (2 kHz, 0.0 dB FS <text:span text:style-name="T1">peak</text:span>)</text:p>
      <text:p text:style-name="P1">00:42.200 - 00:44.200 <text:s/>silence</text:p>
      <text:p text:style-name="P1"/>
      <text:p text:style-name="P1"/>
      <text:p text:style-name="P1">Validation settings</text:p>
      <text:p text:style-name="P1">===================</text:p>
      <text:p text:style-name="P1">File: <text:s text:c="4"/>meter_ballistics.flac</text:p>
      <text:p text:style-name="P1">Host SR: <text:s/>44 100 Hz</text:p>
      <text:p text:style-name="P1">Channel: <text:s/>All</text:p>
      <text:p text:style-name="P1">Display: <text:s/>[x] Average meter level</text:p>
      <text:p text:style-name="P1"><text:s text:c="10"/>[x] Peak meter level</text:p>
      <text:p text:style-name="P1"><text:s text:c="10"/>[ ] Maximum peak level</text:p>
      <text:p text:style-name="P1"><text:s text:c="10"/>[ ] Stereo meter value</text:p>
      <text:p text:style-name="P1"><text:s text:c="10"/>[ ] Phase correlation</text:p>
      <text:p text:style-name="P1"><text:soft-page-break/>Metering minima</text:p>
      <text:p text:style-name="P1">===============</text:p>
      <text:p text:style-name="P1">-(20.00 dB + 70.00 dB) = -90.00 dB</text:p>
      <text:p text:style-name="P1">(see constructor of class "MeterBallistics")</text:p>
      <text:p text:style-name="P1"/>
      <text:p text:style-name="P1"/>
      <text:p text:style-name="P3">Fall time of average meters (sine <text:span text:style-name="T2">wave, </text:span>0.0 dB FS <text:span text:style-name="T2">peak</text:span>)</text:p>
      <text:p text:style-name="P1"><text:span text:style-name="T3">=</text:span>=========================================<text:span text:style-name="T2">=============</text:span></text:p>
      <text:p text:style-name="P1">99% of final reading in 600 ms integration time</text:p>
      <text:p text:style-name="P1"/>
      <text:p text:style-name="P1">K-20 = 20.00 dB - 90.00 dB * 99% = -69.10 dB</text:p>
      <text:p text:style-name="P1">K-14 = 14.00 dB - 90.00 dB * 99% = -75.10 dB</text:p>
      <text:p text:style-name="P1">K-12 = 12.00 dB - 90.00 dB * 99% = -77.10 dB</text:p>
      <text:p text:style-name="P1">Norm = <text:s/>0.00 dB - 90.00 dB * 99% = -89.10 dB</text:p>
      <text:p text:style-name="P1"/>
      <text:p text:style-name="P1"/>
      <text:p text:style-name="P3">Rise time of average meters (sine <text:span text:style-name="T2">wave, </text:span>0.0 dB FS <text:span text:style-name="T2">peak</text:span>)</text:p>
      <text:p text:style-name="P1">=========================================<text:span text:style-name="T2">======</text:span><text:span text:style-name="T3">=</text:span><text:span text:style-name="T2">=======</text:span></text:p>
      <text:p text:style-name="P1">99% of final reading in 600 ms integration time</text:p>
      <text:p text:style-name="P1"/>
      <text:p text:style-name="P1">K-20 = 20.00 dB - 90.00 dB * <text:s/>1% = <text:s/>19.10 dB</text:p>
      <text:p text:style-name="P1">K-14 = 14.00 dB - 90.00 dB * <text:s/>1% = <text:s/>13.10 dB</text:p>
      <text:p text:style-name="P1">K-12 = 12.00 dB - 90.00 dB * <text:s/>1% = <text:s/>11.10 dB</text:p>
      <text:p text:style-name="P1">Norm = <text:s/>0.00 dB - 90.00 dB * <text:s/>1% = <text:s/>-0.90 dB</text:p>
      <text:p text:style-name="P1"/>
      <text:p text:style-name="P1"/>
      <text:p text:style-name="P3">Fall time of peak meters (sine <text:span text:style-name="T2">wave, </text:span>0.0 dB FS <text:span text:style-name="T2">peak</text:span>)</text:p>
      <text:p text:style-name="P1">======================================<text:span text:style-name="T2">=============</text:span><text:span text:style-name="T3">=</text:span></text:p>
      <text:p text:style-name="P1">-26 dB in 3 seconds</text:p>
      <text:p text:style-name="P1"/>
      <text:p text:style-name="P1">K-20 = 20.00 dB - 26.00 dB = <text:s/>-6.00 dB</text:p>
      <text:p text:style-name="P1">K-14 = 14.00 dB - 26.00 dB = -12.00 dB</text:p>
      <text:p text:style-name="P1">K-12 = 12.00 dB - 26.00 dB = -14.00 dB</text:p>
      <text:p text:style-name="P1">Norm = <text:s/>0.00 dB - 26.00 dB = -26.00 dB</text:p>
      <text:p text:style-name="P1"/>
      <text:p text:style-name="P1"/>
      <text:p text:style-name="P3">Rise time of peak meters (sine <text:span text:style-name="T2">wave, </text:span>0.0 dB FS <text:span text:style-name="T2">peak</text:span>)</text:p>
      <text:p text:style-name="P1">======================================<text:span text:style-name="T2">=============</text:span><text:span text:style-name="T3">=</text:span></text:p>
      <text:p text:style-name="P1">immediate (one sample)</text:p>
      <text:p text:style-name="P1"/>
      <text:p text:style-name="P1">K-20 = 20.00 dB</text:p>
      <text:p text:style-name="P1">K-14 = 14.00 dB</text:p>
      <text:p text:style-name="P1">K-12 = 12.00 dB</text:p>
      <text:p text:style-name="P1">Norm = <text:s/>0.00 d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31T13:39:05</dc:date>
    <dc:creator>Martin Zuther</dc:creator>
    <meta:generator>OpenOffice.org/3.2$Unix OpenOffice.org_project/320m19$Build-9505</meta:generator>
    <meta:editing-duration>PT00H04M02S</meta:editing-duration>
    <meta:editing-cycles>6</meta:editing-cycles>
    <meta:document-statistic meta:table-count="0" meta:image-count="0" meta:object-count="0" meta:page-count="2" meta:paragraph-count="76" meta:word-count="517" meta:character-count="3249"/>
  </office:meta>
</office:document-meta>
</file>